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4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objectwithoutfill">
      <style:graphic-properties svg:stroke-width="0.1cm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5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8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999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7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0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2.999cm" svg:y="9.99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g>
              <draw:custom-shape draw:style-name="gr2" draw:text-style-name="P1" draw:layer="layout" svg:width="0.819cm" svg:height="0.819cm" svg:x="2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.81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3.63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4.45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5.27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09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91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7.731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8.5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9.36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0.18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00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82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2.64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3.46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4.281cm" svg:y="12.18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819cm" svg:height="0.819cm" svg:x="15.09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5.91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6.73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7.55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8.37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9.19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01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829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1.64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2.46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3.28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10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92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5.74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6.56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7.379cm" svg:y="12.1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" draw:text-style-name="P1" draw:layer="layout" svg:width="0.819cm" svg:height="0.819cm" svg:x="1.998cm" svg:y="13.179cm">
                <text:p text:style-name="P1">1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.817cm" svg:y="13.179cm">
                <text:p text:style-name="P1">2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3.636cm" svg:y="13.179cm">
                <text:p text:style-name="P1">3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4.454cm" svg:y="13.179cm">
                <text:p text:style-name="P1">4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5.273cm" svg:y="13.179cm">
                <text:p text:style-name="P1">5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6.092cm" svg:y="13.179cm">
                <text:p text:style-name="P1">6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6.911cm" svg:y="13.179cm">
                <text:p text:style-name="P1">7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7.729cm" svg:y="13.179cm">
                <text:p text:style-name="P1">8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8.548cm" svg:y="13.179cm">
                <text:p text:style-name="P1">9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9.367cm" svg:y="13.179cm">
                <text:p text:style-name="P1">10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0.186cm" svg:y="13.179cm">
                <text:p text:style-name="P1">11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1.004cm" svg:y="13.179cm">
                <text:p text:style-name="P1">12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1.823cm" svg:y="13.179cm">
                <text:p text:style-name="P1">13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2.642cm" svg:y="13.179cm">
                <text:p text:style-name="P1">14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3.461cm" svg:y="13.179cm">
                <text:p text:style-name="P1">15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4.279cm" svg:y="13.179cm">
                <text:p text:style-name="P1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819cm" svg:height="0.819cm" svg:x="15.096cm" svg:y="13.178cm">
                <text:p text:style-name="P1">17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5.915cm" svg:y="13.178cm">
                <text:p text:style-name="P1">18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6.734cm" svg:y="13.178cm">
                <text:p text:style-name="P1">19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7.552cm" svg:y="13.178cm">
                <text:p text:style-name="P1">20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8.371cm" svg:y="13.178cm">
                <text:p text:style-name="P1">21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19.19cm" svg:y="13.178cm">
                <text:p text:style-name="P1">22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0.009cm" svg:y="13.178cm">
                <text:p text:style-name="P1">23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0.827cm" svg:y="13.178cm">
                <text:p text:style-name="P1">24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1.646cm" svg:y="13.178cm">
                <text:p text:style-name="P1">25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2.465cm" svg:y="13.178cm">
                <text:p text:style-name="P1">26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3.284cm" svg:y="13.178cm">
                <text:p text:style-name="P1">27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4.102cm" svg:y="13.178cm">
                <text:p text:style-name="P1">28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4.921cm" svg:y="13.178cm">
                <text:p text:style-name="P1">29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5.74cm" svg:y="13.178cm">
                <text:p text:style-name="P1">30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6.559cm" svg:y="13.178cm">
                <text:p text:style-name="P1">31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0.819cm" svg:height="0.819cm" svg:x="27.377cm" svg:y="13.178cm">
                <text:p text:style-name="P1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1" draw:layer="layout" svg:width="0.819cm" svg:height="0.819cm" svg:x="1.998cm" svg:y="11.179cm">
                <text:p text:style-name="P1">s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2.81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3.63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4.45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" draw:layer="layout" svg:width="0.819cm" svg:height="0.819cm" svg:x="5.273cm" svg:y="11.179cm">
                <text:p text:style-name="P1">e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6.09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6.91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7.729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" draw:layer="layout" svg:width="0.819cm" svg:height="0.819cm" svg:x="8.548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9.36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0.18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1.00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1.823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2.64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3.46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4.279cm" svg:y="11.1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" draw:text-style-name="P1" draw:layer="layout" svg:width="0.819cm" svg:height="0.819cm" svg:x="15.09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5.91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6.73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7.55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0.819cm" svg:height="0.819cm" svg:x="18.371cm" svg:y="11.178cm">
                <text:p text:style-name="P1">m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19.1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0.00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0.827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1.64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2.46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3.28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4.10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4.921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5.7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6.55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" draw:layer="layout" svg:width="0.819cm" svg:height="0.819cm" svg:x="27.377cm" svg:y="11.17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g>
              <draw:frame draw:style-name="gr8" draw:text-style-name="P2" draw:layer="layout" svg:width="20.7cm" svg:height="0.903cm" svg:x="4.1cm" svg:y="3.246cm">
                <draw:text-box>
                  <text:p text:style-name="P2"><text:span text:style-name="T1">-127 -126 ... <text:s text:c="2"/>-3 <text:s/>-2 <text:s/>-1 <text:s/>0 <text:s/>1 <text:s/>2 <text:s/>3 <text:s/>4 <text:s/>5 <text:s/>6 <text:s/>… <text:s/>127 128</text:span></text:p>
                </draw:text-box>
              </draw:frame>
              <draw:line draw:style-name="gr9" draw:text-style-name="P1" draw:layer="layout" svg:x1="5.1cm" svg:y1="2.734cm" svg:x2="23.7cm" svg:y2="2.734cm">
                <text:p/>
              </draw:line>
              <draw:line draw:style-name="gr10" draw:text-style-name="P1" draw:layer="layout" svg:x1="5.15cm" svg:y1="2.284cm" svg:x2="5.15cm" svg:y2="3.084cm">
                <text:p/>
              </draw:line>
              <draw:line draw:style-name="gr10" draw:text-style-name="P1" draw:layer="layout" svg:x1="23.75cm" svg:y1="2.284cm" svg:x2="23.75cm" svg:y2="3.084cm">
                <text:p/>
              </draw:line>
            </draw:g>
            <draw:frame draw:style-name="gr8" draw:text-style-name="P2" draw:layer="layout" svg:width="20.7cm" svg:height="0.903cm" svg:x="4.1cm" svg:y="8.497cm">
              <draw:text-box>
                <text:p text:style-name="P2"><text:span text:style-name="T1"><text:s text:c="2"/></text:span><text:span text:style-name="T1">0 <text:s/>1 <text:s/>2 <text:s/>3 ... <text:s text:c="35"/>254 255</text:span></text:p>
              </draw:text-box>
            </draw:frame>
            <draw:line draw:style-name="gr9" draw:text-style-name="P1" draw:layer="layout" svg:x1="5.1cm" svg:y1="7.985cm" svg:x2="23.7cm" svg:y2="7.985cm">
              <text:p/>
            </draw:line>
            <draw:line draw:style-name="gr10" draw:text-style-name="P1" draw:layer="layout" svg:x1="5.15cm" svg:y1="7.535cm" svg:x2="5.15cm" svg:y2="8.335cm">
              <text:p/>
            </draw:line>
            <draw:line draw:style-name="gr10" draw:text-style-name="P1" draw:layer="layout" svg:x1="23.75cm" svg:y1="7.535cm" svg:x2="23.75cm" svg:y2="8.335cm">
              <text:p/>
            </draw:line>
            <draw:frame draw:style-name="gr11" draw:text-style-name="P3" draw:layer="layout" svg:width="2.83cm" svg:height="1.276cm" svg:x="12.67cm" svg:y="5.234cm">
              <draw:text-box>
                <text:p><text:span text:style-name="T2">+ 127</text:span></text:p>
              </draw:text-box>
            </draw:frame>
            <draw:custom-shape draw:style-name="gr12" draw:text-style-name="P1" draw:layer="layout" svg:width="1.7cm" svg:height="1.8cm" svg:x="15.7cm" svg:y="5.03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13" draw:text-style-name="P1" draw:layer="layout" svg:width="21cm" svg:height="9.1cm" svg:x="4.1cm" svg:y="1.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8T09:40:33</meta:creation-date>
    <dc:date>2013-04-18T10:46:48</dc:date>
    <meta:editing-duration>PT4M4S</meta:editing-duration>
    <meta:editing-cycles>1</meta:editing-cycles>
    <meta:document-statistic meta:object-count="128"/>
    <meta:generator>LibreOffice/3.5$Linux_x86 LibreOffice_project/350m1$Build-2</meta:generator>
  </office:meta>
</office:document-meta>
</file>